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WithException.ge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ithExceptio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goingStubShiftTest.keep_ongoing_stub_when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Str.get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goingStubShiftTest.keep_ongoing_stub_when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Int.ge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